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AR PL UMing HK1" svg:font-family="'AR PL UMing HK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5229in" style:rel-column-width="23875*"/>
    </style:style>
    <style:style style:name="Table1.B" style:family="table-column">
      <style:table-column-properties style:column-width="4.4021in" style:rel-column-width="41660*"/>
    </style:style>
    <style:style style:name="Table1.A1" style:family="table-cell">
      <style:table-cell-properties fo:padding="0in" fo:border="none"/>
    </style:style>
    <style:style style:name="P1" style:family="paragraph" style:parent-style-name="Preformatted_20_Text">
      <style:text-properties style:font-name="DejaVu Sans Mono" fo:font-size="10pt" style:font-name-asian="AR PL UMing HK1" style:font-size-asian="10pt" style:font-name-complex="DejaVu Sans Mono" style:font-size-complex="10pt"/>
    </style:style>
    <style:style style:name="P2" style:family="paragraph" style:parent-style-name="Preformatted_20_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3" style:family="paragraph" style:parent-style-name="Preformatted_20_Text">
      <style:text-properties fo:background-color="#ffff66"/>
    </style:style>
    <style:style style:name="P4" style:family="paragraph" style:parent-style-name="Preformatted_20_Text">
      <style:paragraph-properties fo:text-align="center" style:justify-single-word="false"/>
    </style:style>
    <style:style style:name="P5" style:family="paragraph" style:parent-style-name="Preformatted_20_Text">
      <style:text-properties fo:background-color="transparent"/>
    </style:style>
    <style:style style:name="P6" style:family="paragraph" style:parent-style-name="Preformatted_20_Text">
      <style:paragraph-properties fo:margin-left="0.4925in" fo:margin-right="0in" fo:text-indent="0in" style:auto-text-indent="false"/>
      <style:text-properties fo:font-weight="bold" fo:background-color="#ffff66" style:font-weight-asian="bold" style:font-weight-complex="bold"/>
    </style:style>
    <style:style style:name="P7" style:family="paragraph" style:parent-style-name="Preformatted_20_Text">
      <style:paragraph-properties fo:margin-left="0.4925in" fo:margin-right="0in" fo:text-indent="0in" style:auto-text-indent="false"/>
      <style:text-properties fo:background-color="transparent"/>
    </style:style>
    <style:style style:name="P8" style:family="paragraph" style:parent-style-name="Preformatted_20_Text">
      <style:paragraph-properties fo:margin-left="0.4925in" fo:margin-right="0in" fo:text-indent="0in" style:auto-text-indent="false"/>
      <style:text-properties fo:background-color="#ffff66"/>
    </style:style>
    <style:style style:name="P9" style:family="paragraph" style:parent-style-name="Table_20_Contents">
      <style:text-properties style:font-name="DejaVu Sans Mono" fo:font-size="10pt" style:font-name-asian="AR PL UMing HK1" style:font-size-asian="10pt" style:font-name-complex="DejaVu Sans Mono" style:font-size-complex="10pt"/>
    </style:style>
    <style:style style:name="P10" style:family="paragraph" style:parent-style-name="Preformatted_20_Text">
      <style:paragraph-properties fo:margin-top="0in" fo:margin-bottom="0.1965in"/>
      <style:text-properties fo:font-style="italic" style:text-underline-style="solid" style:text-underline-width="auto" style:text-underline-color="font-color" fo:background-color="#ffff66" style:font-style-asian="italic" style:font-style-complex="italic"/>
    </style:style>
    <style:style style:name="P11" style:family="paragraph" style:parent-style-name="Preformatted_20_Text">
      <style:paragraph-properties fo:margin-top="0in" fo:margin-bottom="0.1965in"/>
      <style:text-properties fo:font-style="italic" style:text-underline-style="solid" style:text-underline-width="auto" style:text-underline-color="font-color" fo:background-color="transparent" style:font-style-asian="italic" style:font-style-complex="italic"/>
    </style:style>
    <style:style style:name="P12" style:family="paragraph" style:parent-style-name="Preformatted_20_Text">
      <style:paragraph-properties fo:margin-left="0.4925in" fo:margin-right="0in" fo:text-indent="0in" style:auto-text-indent="false"/>
      <style:text-properties fo:font-weight="bold" fo:background-color="#ffff00" style:font-weight-asian="bold" style:font-weight-complex="bold"/>
    </style:style>
    <style:style style:name="P13" style:family="paragraph" style:parent-style-name="Preformatted_20_Text">
      <style:text-properties style:font-name="DejaVu Sans Mono" fo:font-size="10pt" style:font-name-asian="AR PL UMing HK1" style:font-size-asian="10pt" style:font-name-complex="DejaVu Sans Mono" style:font-size-complex="10pt"/>
    </style:style>
    <style:style style:name="P14" style:family="paragraph" style:parent-style-name="Preformatted_20_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15" style:family="paragraph" style:parent-style-name="Preformatted_20_Text">
      <style:paragraph-properties fo:text-align="start" style:justify-single-word="false"/>
    </style:style>
    <style:style style:name="P16" style:family="paragraph" style:parent-style-name="Table_20_Contents">
      <style:text-properties style:font-name="DejaVu Sans Mono" fo:font-size="10pt" style:font-name-asian="AR PL UMing HK1" style:font-size-asian="10pt" style:font-name-complex="DejaVu Sans Mono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background-color="#ffff00" style:font-weight-asian="bold" style:font-weight-complex="bold"/>
    </style:style>
    <style:style style:name="T3" style:family="text">
      <style:text-properties fo:font-weight="normal" fo:background-color="transparent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Tennessee Jed</text:span> - Garcia/Hunter</text:p>
      <text:p text:style-name="P15">Intro:</text:p>
      <text:p text:style-name="Preformatted_20_Text">|-Main riff---------------| <text:s text:c="2"/>|-Co7---------------------| <text:s text:c="2"/></text:p>
      <text:p text:style-name="Preformatted_20_Text">|-------------------------| <text:s text:c="2"/>|--4----------------------| </text:p>
      <text:p text:style-name="Preformatted_20_Text">|--7b9-9r7-5--------------| <text:s text:c="2"/>|--2----------------------| </text:p>
      <text:p text:style-name="Preformatted_20_Text">|------------7------------| <text:s text:c="2"/>|--4----------------------| </text:p>
      <text:p text:style-name="Preformatted_20_Text">|--------------5-5b6r5--3-| <text:s text:c="2"/>|--3----------------------| </text:p>
      <text:p text:style-name="Preformatted_20_Text">|-------------------------| <text:s text:c="2"/>|-------------------------| </text:p>
      <text:p text:style-name="Preformatted_20_Text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reformatted_20_Text">C </text:p>
          </table:table-cell>
          <table:table-cell table:style-name="Table1.A1" office:value-type="string">
            <text:p text:style-name="P1">Cold iron shackles, ball and chain,</text:p>
          </table:table-cell>
        </table:table-row>
        <table:table-row>
          <table:table-cell table:style-name="Table1.A1" office:value-type="string">
            <text:p text:style-name="P1">F <text:s text:c="6"/>G <text:s text:c="5"/>C</text:p>
          </table:table-cell>
          <table:table-cell table:style-name="Table1.A1" office:value-type="string">
            <text:p text:style-name="P1">Listen to the whistle of the evenin' train.</text:p>
          </table:table-cell>
        </table:table-row>
        <table:table-row>
          <table:table-cell table:style-name="Table1.A1" office:value-type="string">
            <text:p text:style-name="P1">C <text:s text:c="2"/>Co7 Dm7/A <text:s/>C <text:s text:c="2"/>C7/G <text:s text:c="2"/>C</text:p>
          </table:table-cell>
          <table:table-cell table:style-name="Table1.A1" office:value-type="string">
            <text:p text:style-name="P1">You know you bound to wind up dead,</text:p>
          </table:table-cell>
        </table:table-row>
        <table:table-row>
          <table:table-cell table:style-name="Table1.A1" office:value-type="string">
            <text:p text:style-name="P9">F <text:s text:c="6"/>G <text:s text:c="5"/>C</text:p>
          </table:table-cell>
          <table:table-cell table:style-name="Table1.A1" office:value-type="string">
            <text:p text:style-name="P1">If you don't head back to Tennessee Jed.</text:p>
          </table:table-cell>
        </table:table-row>
        <table:table-row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" office:value-type="string">
            <text:p text:style-name="Preformatted_20_Text">C </text:p>
          </table:table-cell>
          <table:table-cell table:style-name="Table1.A1" office:value-type="string">
            <text:p text:style-name="Preformatted_20_Text">Rich man step on my poor head,</text:p>
          </table:table-cell>
        </table:table-row>
        <table:table-row>
          <table:table-cell table:style-name="Table1.A1" office:value-type="string">
            <text:p text:style-name="P1">F <text:s text:c="6"/>G <text:s text:c="5"/>C</text:p>
          </table:table-cell>
          <table:table-cell table:style-name="Table1.A1" office:value-type="string">
            <text:p text:style-name="P1">When you get back you better butter my bread.</text:p>
          </table:table-cell>
        </table:table-row>
        <table:table-row>
          <table:table-cell table:style-name="Table1.A1" office:value-type="string">
            <text:p text:style-name="P1">C <text:s text:c="2"/>Co7 Dm7/A <text:s/>C <text:s text:c="2"/>C7/G <text:s text:c="2"/>C</text:p>
          </table:table-cell>
          <table:table-cell table:style-name="Table1.A1" office:value-type="string">
            <text:p text:style-name="P1">Well, you know it's like I said, <text:s/></text:p>
          </table:table-cell>
        </table:table-row>
        <table:table-row>
          <table:table-cell table:style-name="Table1.A1" office:value-type="string">
            <text:p text:style-name="P9">F <text:s text:c="6"/>G <text:s text:c="5"/>C</text:p>
          </table:table-cell>
          <table:table-cell table:style-name="Table1.A1" office:value-type="string">
            <text:p text:style-name="P1">You better head back to Tennessee Jed.</text:p>
          </table:table-cell>
        </table:table-row>
        <table:table-row>
          <table:table-cell table:style-name="Table1.A1" office:value-type="string">
            <text:p text:style-name="P9">Bb <text:s/>F <text:s/>G <text:s/>C</text:p>
          </table:table-cell>
          <table:table-cell table:style-name="Table1.A1" office:value-type="string">
            <text:p text:style-name="P1"/>
          </table:table-cell>
        </table:table-row>
      </table:table>
      <text:p text:style-name="Preformatted_20_Text"/>
      <text:p text:style-name="Preformatted_20_Text">F <text:s text:c="26"/>C <text:s text:c="15"/>G <text:s text:c="7"/>F</text:p>
      <text:p text:style-name="P2">Tennessee, Tennessee, there ain't no place I'd rather be,</text:p>
      <text:p text:style-name="Preformatted_20_Text">C <text:s text:c="13"/>G <text:s text:c="4"/>F <text:s/>C <text:s text:c="5"/>G <text:s text:c="5"/>F <text:s text:c="4"/>G <text:s text:c="4"/>C</text:p>
      <text:p text:style-name="P2">Baby won't you carry me back to Tennessee.</text:p>
      <text:p text:style-name="P5"/>
      <text:p text:style-name="P7"><text:span text:style-name="T2">Short Jam</text:span> over C <text:s/>C <text:s/>F <text:s/>G <text:s/>C</text:p>
      <text:p text:style-name="P8"/>
      <text:p text:style-name="Preformatted_20_Text">Drink all day and rock all night,The law come to get you if you don't walk right</text:p>
      <text:p text:style-name="Preformatted_20_Text">Got a letter this morning, baby on it read, You better head back to Tennessee Jed.</text:p>
      <text:p text:style-name="Preformatted_20_Text"/>
      <text:p text:style-name="Preformatted_20_Text">I dropped four flights and cracked my spine, Honey, come quick with the iodine,</text:p>
      <text:p text:style-name="Preformatted_20_Text">Catch a few winks, baby, under the bed, Then you head back to Tennessee Jed.</text:p>
      <text:p text:style-name="Preformatted_20_Text"/>
      <text:p text:style-name="P2">[Chorus]</text:p>
      <text:p text:style-name="Preformatted_20_Text"/>
      <text:p text:style-name="P6">Short Jam <text:span text:style-name="T3"><text:s/>over C <text:s/>C <text:s/>F <text:s/>G <text:s/>C</text:span></text:p>
      <text:p text:style-name="P3"/>
      <text:p text:style-name="Preformatted_20_Text">I run into Charlie Fog, <text:s/>Blacked my eye and he kicked my dog,</text:p>
      <text:p text:style-name="Preformatted_20_Text">My dog he turned to me and he said, <text:s/>Let's head back to Tennessee Jed.</text:p>
      <text:p text:style-name="Preformatted_20_Text"/>
      <text:p text:style-name="Preformatted_20_Text">I woke up a-feelin' mean, <text:s/>I went down to play the slot machine,</text:p>
      <text:p text:style-name="Preformatted_20_Text">The wheels turned around, and the letters read,</text:p>
      <text:p text:style-name="Preformatted_20_Text">You better head back to Tennessee Jed.</text:p>
      <text:p text:style-name="Preformatted_20_Text"/>
      <text:p text:style-name="P2">[Chorus]</text:p>
      <text:p text:style-name="P2"/>
      <text:p text:style-name="P12">Long Jam</text:p>
      <text:p text:style-name="P7"><text:s text:c="26"/>4x <text:s text:c="11"/>8x <text:s text:c="10"/>8x</text:p>
      <text:p text:style-name="P7">|: C / / / | % | G / C / :|| : F / / / :|| : G / / / :| </text:p>
      <text:p text:style-name="P7"><text:s text:c="26"/>4x <text:s text:c="11"/>8x <text:s text:c="10"/>8x</text:p>
      <text:p text:style-name="P5"><text:s text:c="6"/>|: C / / / | % | G / C / :|| : F / / / :|| : G / / / :| </text:p>
      <text:p text:style-name="P10"/>
      <text:p text:style-name="P11">[Chorus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AR PL UMing HK1" svg:font-family="'AR PL UMing HK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 PL UMing H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 PL UMing H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AR PL UMing HK1" style:font-size-asian="10pt" style:font-name-complex="DejaVu Sans Mono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ean Dowd</meta:initial-creator>
    <meta:creation-date>2011-06-22T14:56:14</meta:creation-date>
    <dc:date>2011-06-22T17:04:37</dc:date>
    <dc:creator>Sean Dowd</dc:creator>
    <meta:editing-duration>PT6M49S</meta:editing-duration>
    <meta:editing-cycles>4</meta:editing-cycles>
    <meta:generator>LibreOffice/3.3$Linux LibreOffice_project/330m19$Build-202</meta:generator>
    <meta:document-statistic meta:table-count="1" meta:image-count="0" meta:object-count="0" meta:page-count="1" meta:paragraph-count="48" meta:word-count="351" meta:character-count="1937"/>
  </office:meta>
</office:document-meta>
</file>